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map style:condition="cell-content()=1" style:apply-style-name="Good" style:base-cell-address="Feuille1.A3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Feuille1.A3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/>
    <style:style style:name="ce7" style:family="table-cell" style:parent-style-name="Default" style:data-style-name="N113"/>
    <style:style style:name="ce8" style:family="table-cell" style:parent-style-name="Default" style:data-style-name="N112"/>
    <style:style style:name="ce9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Aggregated version sector</text:p>
          </table:table-cell>
          <table:table-cell table:style-name="ce1" office:value-type="string" calcext:value-type="string">
            <text:p>Affected</text:p>
          </table:table-cell>
          <table:table-cell table:style-name="ce5" office:value-type="string" calcext:value-type="string">
            <text:p>Rebuilding factor</text:p>
          </table:table-cell>
          <table:table-cell table:style-name="ce1" office:value-type="string" calcext:value-type="string">
            <text:p>Inventory size (days)</text:p>
          </table:table-cell>
          <table:table-cell table:style-name="ce1" office:value-type="string" calcext:value-type="string">
            <text:p>Capital to VA ratio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ir transport (62)</text:p>
          </table:table-cell>
          <table:table-cell table:style-name="ce4" office:value-type="string" calcext:value-type="string">
            <text:p>No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luminium production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nimal farming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01" calcext:value-type="float">
            <text:p>0,0010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3"/>
          <table:table-cell table:style-name="ce9"/>
        </table:table-row>
        <table:table-row table:style-name="ro2">
          <table:table-cell table:style-name="ce2" office:value-type="string" calcext:value-type="string">
            <text:p>Casting of metal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" calcext:value-type="float">
            <text:p>0,0000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hemicals nec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llection, purification and distribution of water (41)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nstruction (45)</text:p>
          </table:table-cell>
          <table:table-cell table:style-name="ce4" office:value-type="string" calcext:value-type="string">
            <text:p>No</text:p>
          </table:table-cell>
          <table:table-cell table:style-name="ce7" office:value-type="float" office:value="0.25" calcext:value-type="float">
            <text:p>0,250000</text:p>
          </table:table-cell>
          <table:table-cell office:value-type="string" calcext:value-type="string">
            <text:p>90.0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pper production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ltivation in general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01" calcext:value-type="float">
            <text:p>0,0010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xtraction of crude petroleum, gas and other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Fertiliser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Financial intermediation, insurance and pension funding (65)</text:p>
          </table:table-cell>
          <table:table-cell table:style-name="ce4" office:value-type="string" calcext:value-type="string">
            <text:p>No</text:p>
          </table:table-cell>
          <table:table-cell table:style-name="ce7" office:value-type="float" office:value="0.025" calcext:value-type="float">
            <text:p>0,025000</text:p>
          </table:table-cell>
          <table:table-cell office:value-type="string" calcext:value-type="string">
            <text:p>Infinity</text:p>
          </table:table-cell>
          <table:table-cell office:value-type="float" office:value="5.45" calcext:value-type="float">
            <text:p>5,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Fishing, operating of fish hatcheries and fish farms; service activities incidental to fishing (05)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Forestry, logging and related service activities (02)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Hotels and restaurants (55)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Infinity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nland water transport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Lead, zinc and tin production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basic iron and steel and of ferro-alloys and first products thereof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ceramic good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01" calcext:value-type="float">
            <text:p>0,0010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coke oven product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construction products and cement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electrical machinery and apparatus n.e.c. (31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1" calcext:value-type="float">
            <text:p>0,100000</text:p>
          </table:table-cell>
          <table:table-cell office:value-type="string" calcext:value-type="string">
            <text:p>90.0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fabricated metal products, except machinery and equipment (28)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furniture; manufacturing n.e.c. (36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6" calcext:value-type="float">
            <text:p>0,0600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gas; distribution of gaseous fuels through main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glass and glass product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machinery and equipment n.e.c. (29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1" calcext:value-type="float">
            <text:p>0,010000</text:p>
          </table:table-cell>
          <table:table-cell office:value-type="string" calcext:value-type="string">
            <text:p>90.0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medical, precision and optical instruments, watches and clocks (33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02" calcext:value-type="float">
            <text:p>0,002000</text:p>
          </table:table-cell>
          <table:table-cell office:value-type="string" calcext:value-type="string">
            <text:p>90.0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office machinery and computers (30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25" calcext:value-type="float">
            <text:p>0,025000</text:p>
          </table:table-cell>
          <table:table-cell office:value-type="string" calcext:value-type="string">
            <text:p>90.0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other non-metallic mineral products n.e.c.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rubber and plastic products (25)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textile and wearing apparel (17,18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15" calcext:value-type="float">
            <text:p>0,015000</text:p>
          </table:table-cell>
          <table:table-cell office:value-type="string" calcext:value-type="string">
            <text:p>90.0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tobacco products (16)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transport equipment (34,35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nure treatment, storage and land application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lk, Animal products nec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ning of aluminium ores and concentrate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ning of coal and lignite; extraction of peat (10)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ning of copper ores and concentrate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ning of iron ore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ning of lead, zinc and tin ores and concentrate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ning of nickel ores and concentrate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ning of other non-ferrous metal ores and concentrate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ning of precious metal ores and concentrate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ning of uranium and thorium ores (12)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ther (91,92,93,95)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Other business activities (74)</text:p>
          </table:table-cell>
          <table:table-cell table:style-name="ce4" office:value-type="string" calcext:value-type="string">
            <text:p>No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Other land transport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Other non-ferrous metal production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aper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etroleum Refinery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lastics, basic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ost and telecommunications (64)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recious metals production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rocessing of food products nec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rocessing of meat product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rocessing of nuclear fuel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roduction of electricity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ublic administration and defence; compulsory social security, Education and Health (75,80,85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2" calcext:value-type="float">
            <text:p>0,2000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Publishing, printing and reproduction of recorded media (22)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Quarrying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ecycling of waste and scrap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enting of machinery and equipment without operator and of personal and household goods (71)</text:p>
          </table:table-cell>
          <table:table-cell table:style-name="ce4" office:value-type="string" calcext:value-type="string">
            <text:p>No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etail sale of automotive fuel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05" calcext:value-type="float">
            <text:p>0,005000</text:p>
          </table:table-cell>
          <table:table-cell office:value-type="string" calcext:value-type="string">
            <text:p>90.0</text:p>
          </table:table-cell>
          <table:table-cell office:value-type="float" office:value="0.7" calcext:value-type="float">
            <text:p>0,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etail trade, except of motor vehicles and motorcycles; repair of personal and household goods (52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05" calcext:value-type="float">
            <text:p>0,005000</text:p>
          </table:table-cell>
          <table:table-cell office:value-type="string" calcext:value-type="string">
            <text:p>90.0</text:p>
          </table:table-cell>
          <table:table-cell office:value-type="float" office:value="1.1" calcext:value-type="float">
            <text:p>1,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ea and coastal water transport</text:p>
          </table:table-cell>
          <table:table-cell table:style-name="ce4" office:value-type="string" calcext:value-type="string">
            <text:p>No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upporting and auxiliary transport activities; activities of travel agencies (63)</text:p>
          </table:table-cell>
          <table:table-cell table:style-name="ce4" office:value-type="string" calcext:value-type="string">
            <text:p>No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Infinity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ransmission and distribution of electricity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ransport via pipelines</text:p>
          </table:table-cell>
          <table:table-cell table:style-name="ce4" office:value-type="string" calcext:value-type="string">
            <text:p>No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ransport via railway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Waste disposal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Wholesale trade and commission trade, except of motor vehicles and motorcycles (51)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2" table:number-rows-repeated="88">
          <table:table-cell/>
          <table:table-cell table:style-name="ce4"/>
          <table:table-cell table:number-columns-repeated="7"/>
        </table:table-row>
        <table:table-row table:style-name="ro2" table:number-rows-repeated="1048412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Feuille1.A3:Feuille1.A75">
            <calcext:condition calcext:apply-style-name="Good" calcext:value="=1" calcext:base-cell-address="Feuille1.A3"/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E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5:25:40.647181479</meta:creation-date>
    <dc:date>2022-07-15T16:45:52.908329832</dc:date>
    <meta:editing-duration>PT10M36S</meta:editing-duration>
    <meta:editing-cycles>3</meta:editing-cycles>
    <meta:generator>LibreOffice/6.4.7.2$Linux_X86_64 LibreOffice_project/40$Build-2</meta:generator>
    <meta:document-statistic meta:table-count="1" meta:cell-count="375" meta:object-count="0"/>
  </office:meta>
</office:document-meta>
</file>